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666666" style:text-align-source="fix" style:repeat-content="false" style:vertical-align="middle"/>
      <style:paragraph-properties fo:text-align="start" fo:margin-left="0.139in"/>
    </style:style>
    <style:style style:name="ce2" style:family="table-cell" style:parent-style-name="Default">
      <style:table-cell-properties fo:background-color="#00ad5f"/>
    </style:style>
    <style:style style:name="ce3" style:family="table-cell" style:parent-style-name="Default">
      <style:table-cell-properties fo:background-color="#ffbb00"/>
    </style:style>
    <style:style style:name="ce4" style:family="table-cell" style:parent-style-name="Default">
      <style:table-cell-properties fo:background-color="#ee2f56"/>
    </style:style>
    <style:style style:name="ce5" style:family="table-cell" style:parent-style-name="Default">
      <style:table-cell-properties fo:background-color="#666666"/>
    </style:style>
    <style:style style:name="ce6" style:family="table-cell" style:parent-style-name="Default" style:data-style-name="N37">
      <style:table-cell-properties fo:background-color="#00ad5f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666666" style:vertical-align="middle"/>
    </style:style>
    <style:style style:name="ce17" style:family="table-cell" style:parent-style-name="Default" style:data-style-name="N37">
      <style:table-cell-properties fo:background-color="#ffbb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7" table:default-cell-style-name="ce7"/>
        <table:table-column table:style-name="co2" table:number-columns-repeated="16366" table:default-cell-style-name="Default"/>
        <table:table-row table:style-name="ro1">
          <table:table-cell table:style-name="ce1" office:value-type="string" calcext:value-type="string">
            <text:p>Arrays &amp; Hashing</text:p>
          </table:table-cell>
          <table:table-cell table:style-name="ce5" table:number-columns-repeated="16383"/>
        </table:table-row>
        <table:table-row table:style-name="ro2">
          <table:table-cell table:style-name="ce2" office:value-type="string" calcext:value-type="string">
            <text:p>Contains Duplicate</text:p>
          </table:table-cell>
          <table:table-cell table:style-name="ce6" office:value-type="date" office:date-value="2025-04-04" calcext:value-type="date">
            <text:p>04/04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Valid Anagram</text:p>
          </table:table-cell>
          <table:table-cell table:style-name="ce6" office:value-type="date" office:date-value="2025-04-10" calcext:value-type="date">
            <text:p>04/10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Two Su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roup Anagram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op K Frequent Element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ncode and Decode String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roduct of array Except Self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Valid Sudoku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gest Consecutive Sequence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Two Pointers</text:p>
          </table:table-cell>
          <table:table-cell table:style-name="ce5" table:number-columns-repeated="16383"/>
        </table:table-row>
        <table:table-row table:style-name="ro2">
          <table:table-cell table:style-name="ce2" office:value-type="string" calcext:value-type="string">
            <text:p>Valid Palindrome</text:p>
          </table:table-cell>
          <table:table-cell table:style-name="ce6" office:value-type="date" office:date-value="2025-04-04" calcext:value-type="date">
            <text:p>04/04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wo Sum II Input Array Is Sorte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3Su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ntainer With Most Water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Trapping Rain Water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Sliding Window</text:p>
          </table:table-cell>
          <table:table-cell table:style-name="ce8" table:number-columns-repeated="16383"/>
        </table:table-row>
        <table:table-row table:style-name="ro2">
          <table:table-cell table:style-name="ce2" office:value-type="string" calcext:value-type="string">
            <text:p>Best Time to Buy And Sell Stock</text:p>
          </table:table-cell>
          <table:table-cell table:style-name="ce6" office:value-type="date" office:date-value="2025-04-06" calcext:value-type="date">
            <text:p>04/06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ngest Substring Without Repeating Character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gest Repeating Character Replacemen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ermutation In String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Minimum Window Substring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Sliding Window Maximum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Stack</text:p>
          </table:table-cell>
          <table:table-cell table:style-name="ce5" table:number-columns-repeated="16383"/>
        </table:table-row>
        <table:table-row table:style-name="ro2">
          <table:table-cell table:style-name="ce2" office:value-type="string" calcext:value-type="string">
            <text:p>Valid Parentheses</text:p>
          </table:table-cell>
          <table:table-cell table:style-name="ce6" office:value-type="date" office:date-value="2025-04-08" calcext:value-type="date">
            <text:p>04/08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n Stac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valuate Reverse Polish Notatio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enerate Parenthes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ily Temperatur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ar Fleet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Largest Rectangle In Histogram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Binary Search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Binary Search</text:p>
          </table:table-cell>
          <table:table-cell table:style-name="ce6" office:value-type="date" office:date-value="2025-04-08" calcext:value-type="date">
            <text:p>04/08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arch a 2D Matrix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oko Eating Banana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Find Minimum In Rotated Sorted Ar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arch In Rotated Sorted Ar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ime Based Key Value Store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Median of Two Sorted Arrays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Linked List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Reverse Linked List</text:p>
          </table:table-cell>
          <table:table-cell table:style-name="ce6" office:value-type="date" office:date-value="2025-04-08" calcext:value-type="date">
            <text:p>04/08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Merge Two Sorted Lists</text:p>
          </table:table-cell>
          <table:table-cell table:style-name="ce6" office:value-type="date" office:date-value="2025-04-11" calcext:value-type="date">
            <text:p>04/11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Linked List Cycl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eorder Lis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emove Nth Node From End of Lis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py List With Random Point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dd Two Number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Find The Duplicate Number 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RU Cache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Merge K Sorted Lists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Reverse Nodes In K Group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Trees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Invert Binary Tree</text:p>
          </table:table-cell>
          <table:table-cell table:style-name="ce6" office:value-type="date" office:date-value="2025-04-09" calcext:value-type="date">
            <text:p>04/09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Maximum Depth of Binary Tree</text:p>
          </table:table-cell>
          <table:table-cell table:style-name="ce6" office:value-type="date" office:date-value="2025-04-12" calcext:value-type="date">
            <text:p>04/12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Diameter of Binary Tree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Balanced Binary Tree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Same Tree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Subtree of Another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west Common Ancestor of a Binary Search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inary Tree Level Order Traversa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inary Tree Right Side View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unt Good Nodes In Binary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Validate Binary Search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th Smallest Element In a Bs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nstruct Binary Tree From Preorder And Inorder Traversal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Binary Tree Maximum Path Sum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Serialize And Deserialize Binary Tree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Heal / Priority Queue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Kth Largest Element In a Stream</text:p>
          </table:table-cell>
          <table:table-cell table:style-name="ce6" office:value-type="date" office:date-value="2025-04-09" calcext:value-type="date">
            <text:p>04/09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Last Stone Weight</text:p>
          </table:table-cell>
          <table:table-cell table:style-name="ce6" office:value-type="date" office:date-value="2025-04-09" calcext:value-type="date">
            <text:p>04/09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 Closest Points to Origi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th Largest Element In An Ar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ask Schedul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sign Twitter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Find Median From Data Stream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Backtracking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Subset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mbination Su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mbination Sum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ermutation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ubsets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ord Search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lindrome Partition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etter Combinations of a Phone Number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N Queens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Tries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Implement Trie Prefix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sign Add And Search Words Data Structure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Word Search II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Graphs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Number of Island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x Area of Islan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lone Graph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alls And Gat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otting Orang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cific Atlantic Water Flow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urrounded Region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urse Schedul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urse Schedule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raph Valid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umber of Connected Components In An Undirected Graph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edundant Connection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Word Ladder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Advanced Graphs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Network Delay Tim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in Cost to Connect All Points 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eapest Flights Within K Stops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Reconstruct Itinerary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Swim In Rising Water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Alien Dictionary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1-D Dynamic Programming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Climbing Stairs</text:p>
          </table:table-cell>
          <table:table-cell table:style-name="ce17" office:value-type="date" office:date-value="2025-04-09" calcext:value-type="date">
            <text:p>04/09/25</text:p>
          </table:table-cell>
          <table:table-cell table:style-name="ce6" office:value-type="date" office:date-value="2025-04-12" calcext:value-type="date">
            <text:p>04/12/25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Min Cost Climbing Stairs</text:p>
          </table:table-cell>
          <table:table-cell table:style-name="ce6" office:value-type="date" office:date-value="2025-04-13" calcext:value-type="date">
            <text:p>04/13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use Robb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ouse Robber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gest Palindromic Substr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lindromic Substring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code Way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in Chan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ximum Product Subar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ord Bre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gest Increasing Subsequenc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tition Equal Subset Sum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2-D Dynamic Programming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Unique Path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gest Common Subsequenc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st Time to Buy And Sell Stock With Cooldow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in Change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arget Su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terleaving Str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dit Distance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Longest Increasing Path In a Matrix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Distinct Subsequences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Burst Balloons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Regular Expression Matching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Maximum Subar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ump Game 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ump Game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as Statio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and of Straight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erge Triplets to Form Target Triple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tition Label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Valid Parenthesis String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Intervals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Meeting Rooms</text:p>
          </table:table-cell>
          <table:table-cell table:style-name="ce6" office:value-type="date" office:date-value="2025-04-10" calcext:value-type="date">
            <text:p>04/10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ert Interva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erge Interval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on Overlapping Interval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eeting Rooms II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Minimum Interval to Include Each Query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Math &amp; Geometry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Happy Number</text:p>
          </table:table-cell>
          <table:table-cell table:style-name="ce6" office:value-type="date" office:date-value="2025-04-10" calcext:value-type="date">
            <text:p>04/10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Plus One</text:p>
          </table:table-cell>
          <table:table-cell table:style-name="ce6" office:value-type="date" office:date-value="2025-04-13" calcext:value-type="date">
            <text:p>04/13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otate Ima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piral Matrix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t Matrix Zero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ow(x, n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ultiply String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tect Squares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Bit Manipulation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Single Number</text:p>
          </table:table-cell>
          <table:table-cell table:style-name="ce6" office:value-type="date" office:date-value="2025-04-10" calcext:value-type="date">
            <text:p>04/10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Number of 1 Bits</text:p>
          </table:table-cell>
          <table:table-cell table:style-name="ce6" office:value-type="date" office:date-value="2025-04-13" calcext:value-type="date">
            <text:p>04/13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Counting Bits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Reverse Bits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Missing Numb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um of Two Integer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everse Integer</text:p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3">00/00/0000</text:date>, <text:time style:data-style-name="N2" text:time-value="09:59:55.8235982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04:07:40.475900021</meta:creation-date>
    <dc:date>2025-04-13T10:00:24.424876868</dc:date>
    <meta:editing-duration>PT21M44S</meta:editing-duration>
    <meta:editing-cycles>11</meta:editing-cycles>
    <meta:generator>LibreOffice/24.2.7.2$Linux_X86_64 LibreOffice_project/420$Build-2</meta:generator>
    <meta:document-statistic meta:table-count="1" meta:cell-count="188" meta:object-count="0"/>
  </office:meta>
</office:document-meta>
</file>